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00f3c8" style:font-size-asian="14pt" style:font-size-complex="14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text-properties fo:font-size="16pt" style:text-underline-style="solid" style:text-underline-width="auto" style:text-underline-color="font-color" style:font-size-asian="16pt" style:font-size-complex="16pt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text-properties fo:font-size="10pt" officeooo:paragraph-rsid="0000f3c8" style:font-size-asian="10pt" style:font-size-complex="10pt"/>
    </style:style>
    <style:style style:name="P7" style:family="paragraph" style:master-page-name="Standard">
      <style:paragraph-properties style:page-number="auto"/>
      <style:text-properties fo:font-size="14pt" style:font-size-asian="14pt" style:font-size-complex="14pt"/>
    </style:style>
    <style:style style:name="P8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P9" style:family="paragraph" style:parent-style-name="Header">
      <style:paragraph-properties fo:text-align="end" style:justify-single-word="false"/>
      <style:text-properties fo:font-size="10pt" officeooo:rsid="001e2fe6" officeooo:paragraph-rsid="0000f3c8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0f3c8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officeooo:rsid="0000f3c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<text:span text:style-name="T4">ΑΙΤΗΣΗ</text:span><text:tab/></text:p>
      <text:p text:style-name="P1"><text:tab/><text:tab/><text:tab/><text:tab/>Αναπληρωτές/τριες<text:tab/><text:tab/><text:tab/></text:p>
      <text:p text:style-name="P1"/>
      <text:p text:style-name="P2">Επώνυμο: <text:span text:style-name="T1">[LAST_NAME]</text:span></text:p>
      <text:p text:style-name="P2">Όνομα: <text:span text:style-name="T1">[FIRST_NAME]</text:span></text:p>
      <text:p text:style-name="P2">Πατρώνυμο: <text:span text:style-name="T1">[FATHER_NAME]</text:span></text:p>
      <text:p text:style-name="P2">Κλάδος: <text:span text:style-name="T1">[SPECIALTY]</text:span></text:p>
      <text:p text:style-name="P2">Σχολείο ή σχολεία <text:s/>που υπηρετώ: <text:span text:style-name="T1">[PRIMARY_SCHOOL]</text:span></text:p>
      <text:p text:style-name="P2">Δ/νση κατοικίας: <text:span text:style-name="T1">[HOME_ADDRESS]</text:span></text:p>
      <text:p text:style-name="P2">Τηλέφωνο: <text:span text:style-name="T1">[MOBILE_PHONE]</text:span></text:p>
      <text:p text:style-name="P1"/>
      <text:p text:style-name="P1"/>
      <text:p text:style-name="P1"/>
      <text:p text:style-name="P3"><text:span text:style-name="T1">ΘΕΜΑ</text:span>: <text:span text:style-name="T3">Χορήγηση ειδικής άδειας</text:span></text:p>
      <text:p text:style-name="P4"><text:s text:c="2"/>σε αναπληρωτές/τριες</text:p>
      <text:p text:style-name="P1"/>
      <text:p text:style-name="P1"/>
      <text:p text:style-name="P1">1.Χορηγηθείσα ειδική άδεια τρέχοντος ημερολογιακού έτους:</text:p>
      <text:p text:style-name="P1">…………………………………………………………………ημέρ……..</text:p>
      <text:p text:style-name="P1">λόγω………………………………………………………………………</text:p>
      <text:p text:style-name="P1"/>
      <text:p text:style-name="P1"/>
      <text:p text:style-name="P8">ΠΡΟΣ</text:p>
      <text:p text:style-name="P1"/>
      <text:p text:style-name="P1"><text:span text:style-name="T5">Τον</text:span> κ. Δ/ντή <text:span text:style-name="T5">του 1ου ΕΠΑΛ Μοιρών</text:span></text:p>
      <text:p text:style-name="P1"/>
      <text:p text:style-name="P1">Παρακαλώ να μου χορηγήσετε ειδική άδεια </text:p>
      <text:p text:style-name="P1">……………………ημερ…………από…………………………………. μέχρι……………………………..λόγω:</text:p>
      <text:p text:style-name="P1"/>
      <text:p text:style-name="P1"><text:span text:style-name="T1">α) γάμου </text:span>(άρθ.10 της ΕΓΣΣΕ/2000/2001 και αρθ.9 των ετών 2002-2003)</text:p>
      <text:p text:style-name="P5">Μαζί υποβάλλω και αντίγραφο ληξιαρχικής πράξης γάμου ή πιστοποιητικό τέλεσης γάμου Ιερής Μητρόπολης.</text:p>
      <text:p text:style-name="P1"/>
      <text:p text:style-name="P2"><text:span text:style-name="T1">β) Γέννησης Τέκνου</text:span> (σε πατέρα) (αθρ.10 της Εθν. Συλλογικής Σύμβασης, 2000-2001)</text:p>
      <text:p text:style-name="P1"/>
      <text:p text:style-name="P1"><text:span text:style-name="T1">γ) συμμετοχής σε δίκη</text:span> ενώπιον οποιουδήποτε δικαστηρίου ( άρθρα 657 &amp; 658 του Α.Κ.)</text:p>
      <text:p text:style-name="P5">Μαζί υποβάλλω και βεβαίωση δικαστηρίου.</text:p>
      <text:p text:style-name="P1"/>
      <text:p text:style-name="P2"><text:span text:style-name="T1">δ</text:span><text:span text:style-name="T2">)</text:span><text:span text:style-name="T1"> θανάτου</text:span> συζύγου,τέκνου,γονέων &amp; αδελφών:………………………………………….</text:p>
      <text:p text:style-name="P6">(αναφέρετε τη σχέση συγγένειας)</text:p>
      <text:p text:style-name="P1"/>
      <text:p text:style-name="P1"><text:span text:style-name="T1">ε) πάσχω ή <text:s/>πάσχει τέκνο από νόσημα που <text:s text:c="2"/>απαιτεί τακτικές μεταγγίσεις αίματος </text:span>( άρθρο21 του Π.Δ.410/88 ).</text:p>
      <text:p text:style-name="P5">Μαζί υποβάλλω και γνωμάτευση Πρωτοβάθμιας Υγειονομικής Επιτροπής.</text:p>
      <text:p text:style-name="P1"/>
      <text:p text:style-name="P1"><text:span text:style-name="T1">στ) άσκηση εκλογικού δικαιώματος</text:span>, όπως ορίζεται από το ΥΠ.ΕΣ. πριν την διενέργεια εκλογών.</text:p>
      <text:p text:style-name="P5">Μαζί υποβάλλω και Αίτηση Υπεύθυνη δήλωση.</text:p>
      <text:p text:style-name="P1"/>
      <text:p text:style-name="P1"/>
      <text:p text:style-name="P1">Ημερομηνία:…………………………………………..</text:p>
      <text:p text:style-name="P1"/>
      <text:p text:style-name="P1">………… Αιτ…………………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Προεπιλεγμένη_20_γραμματοσειρά1" style:display-name="Προεπιλεγμένη γραμματοσειρά1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00f3c8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10mm" fo:margin-bottom="10mm" fo:margin-left="10mm" fo:margin-right="10mm" fo:background-color="#ffffff" style:writing-mode="lr-tb" style:layout-grid-color="#c0c0c0" style:layout-grid-lines="43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7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5-03-31T09:21:00</meta:creation-date>
    <dc:creator>Ιωάννης Χαριτάκης</dc:creator>
    <dc:date>2017-09-28T18:57:46.987644835</dc:date>
    <meta:print-date>2008-03-21T14:22:00</meta:print-date>
    <meta:editing-cycles>3</meta:editing-cycles>
    <meta:editing-duration>PT12M33S</meta:editing-duration>
    <meta:generator>LibreOffice/5.3.6.1$Linux_X86_64 LibreOffice_project/30m0$Build-1</meta:generator>
    <meta:document-statistic meta:table-count="0" meta:image-count="0" meta:object-count="0" meta:page-count="1" meta:paragraph-count="34" meta:word-count="173" meta:character-count="1407" meta:non-whitespace-character-count="1252"/>
  </office:meta>
</office:document-meta>
</file>